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>
      <style:paragraph-properties fo:margin-left="0.635cm" fo:margin-right="0cm" fo:text-indent="0cm" style:auto-text-indent="false"/>
    </style:style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nguajes Orientados a Objetos basados en Prototipos</text:h>
      <text:p text:style-name="Standard"/>
      <text:h text:style-name="Heading_20_2" text:outline-level="2">Programa</text:h>
      <text:p text:style-name="Standard"/>
      <text:h text:style-name="Heading_20_3" text:outline-level="3">Lenguajes Orientados a Objetos</text:h>
      <text:p text:style-name="Standard"/>
      <text:list text:style-name="L1">
        <text:list-item>
          <text:p text:style-name="P1">El modelo de orientación a objetos basado en prototipos.</text:p>
          <text:list>
            <text:list-item>
              <text:p text:style-name="P1">Creación mediante copia.</text:p>
            </text:list-item>
            <text:list-item>
              <text:p text:style-name="P1">Patrones de diseño.</text:p>
            </text:list-item>
          </text:list>
        </text:list-item>
      </text:list>
      <text:list text:style-name="L2">
        <text:list-item>
          <text:p text:style-name="P2">El modelo basado en prototipos respecto al modelo basado en clases.</text:p>
          <text:list>
            <text:list-item>
              <text:p text:style-name="P2">Simulación de clases mediante prototipos.</text:p>
            </text:list-item>
            <text:list-item>
              <text:p text:style-name="P2">El papel de la clase.</text:p>
            </text:list-item>
          </text:list>
        </text:list-item>
        <text:list-item>
          <text:p text:style-name="P2">Ventajas e inconvenientes.</text:p>
          <text:list>
            <text:list-item>
              <text:p text:style-name="P2">Implementación de lenguajes basados en prototipos.</text:p>
            </text:list-item>
            <text:list-item>
              <text:p text:style-name="P2">Implementación de lenguajes basados en clases.</text:p>
            </text:list-item>
          </text:list>
        </text:list-item>
        <text:list-item>
          <text:p text:style-name="P2"><text:s/>Lenguajes existentes.</text:p>
          <text:list>
            <text:list-item>
              <text:p text:style-name="P2">SmallTalk</text:p>
            </text:list-item>
            <text:list-item>
              <text:p text:style-name="P2">Self</text:p>
            </text:list-item>
            <text:list-item>
              <text:p text:style-name="P2">Io</text:p>
            </text:list-item>
            <text:list-item>
              <text:p text:style-name="P2">Prowl</text:p>
            </text:list-item>
            <text:list-item>
              <text:p text:style-name="P2">Python</text:p>
            </text:list-item>
          </text:list>
        </text:list-item>
        <text:list-item>
          <text:p text:style-name="P2">Escenarios donde estos lenguajes son más apropiados.</text:p>
        </text:list-item>
      </text:list>
      <text:list text:style-name="L3">
        <text:list-item>
          <text:p text:style-name="P3">Programación interactiva.</text:p>
        </text:list-item>
        <text:list-item>
          <text:p text:style-name="P3">Prototipado rápido.</text:p>
        </text:list-item>
      </text:list>
      <text:p text:style-name="Standard"/>
      <text:h text:style-name="Heading_20_3" text:outline-level="3">Tutorial de uso de la máquina virtual Zero</text:h>
      <text:list text:style-name="L4">
        <text:list-item>
          <text:p text:style-name="P4">Breve introducción a Zero.</text:p>
        </text:list-item>
      </text:list>
      <text:list text:style-name="L2" text:continue-numbering="true">
        <text:list-item>
          <text:list text:continue-numbering="true">
            <text:list-item>
              <text:p text:style-name="P2">Manejo básico del sistema</text:p>
            </text:list-item>
            <text:list-item>
              <text:p text:style-name="P2">Sintaxis básica del lenguaje Prowl.</text:p>
            </text:list-item>
            <text:list-item>
              <text:p text:style-name="P2">Demostración mediante Visual Zero.</text:p>
            </text:list-item>
          </text:list>
        </text:list-item>
      </text:list>
      <text:list text:style-name="L5">
        <text:list-item>
          <text:p text:style-name="P5">El objeto “¡Hola, mundo!”</text:p>
        </text:list-item>
        <text:list-item>
          <text:p text:style-name="P5">Compilación y ejecución.</text:p>
        </text:list-item>
        <text:list-item>
          <text:p text:style-name="P5">Creación y manejo de objetos simples.</text:p>
        </text:list-item>
        <text:list-item>
          <text:p text:style-name="P5">Polimorfismo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eletype" style:family="text">
      <style:text-properties style:font-name="Nimbus Mono L" style:font-name-asian="Nimbus Mono L" style:font-name-complex="Nimbus Mono L"/>
    </style:style>
    <text:outline-style>
      <text:outline-level-style text:level="1" style:num-format="">
        <style:list-level-properties text:min-label-width="0.199cm" text:min-label-distance="0.199cm"/>
      </text:outline-level-style>
      <text:outline-level-style text:level="2" style:num-format="">
        <style:list-level-properties text:min-label-width="0.199cm" text:min-label-distance="0.199cm"/>
      </text:outline-level-style>
      <text:outline-level-style text:level="3" style:num-format="1" text:display-levels="3">
        <style:list-level-properties text:min-label-width="0.199cm" text:min-label-distance="0.199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. Perez-Schofield</meta:initial-creator>
    <meta:creation-date>2006-10-06T18:25:22</meta:creation-date>
    <dc:creator>J. Perez-Schofield</dc:creator>
    <dc:date>2006-10-09T13:29:41</dc:date>
    <dc:language>es-ES</dc:language>
    <meta:editing-cycles>10</meta:editing-cycles>
    <meta:editing-duration>PT19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0" meta:word-count="120" meta:character-count="845"/>
  </office:meta>
</office:document-meta>
</file>